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align="start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0pt" fo:font-weight="bold" style:font-name-asian="Segoe UI" style:font-size-asian="10pt" style:font-weight-asian="bold" style:font-name-complex="Segoe UI" style:font-size-complex="10pt" style:font-weight-complex="bold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24pt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 Semibold" fo:font-size="20pt" style:font-name-asian="Segoe UI" style:font-size-asian="20pt" style:font-name-complex="Segoe U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3.063cm" svg:x="1.778cm" svg:y="0.508cm">
          <draw:text-box>
            <text:p text:style-name="P1"><text:span text:style-name="T1">HYMN #903</text:span></text:p>
            <text:p text:style-name="P1"><text:span text:style-name="T2">“</text:span><text:span text:style-name="T2">This Is the Day the Lord Has Mad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>
        <office:forms form:automatic-focus="false" form:apply-design-mode="false"/>
        <draw:frame draw:style-name="gr3" draw:text-style-name="P4" draw:layer="layout" svg:width="24.384cm" svg:height="7.011cm" svg:x="1.778cm" svg:y="0.609cm">
          <draw:text-box>
            <text:p text:style-name="P1"><text:span text:style-name="T3">1. </text:span><text:span text:style-name="T4">This is the day the Lord has made;</text:span><text:span text:style-name="T4"><text:line-break/></text:span><text:span text:style-name="T4">He calls the hours His own.</text:span><text:span text:style-name="T4"><text:line-break/></text:span><text:span text:style-name="T4">Let heav’n rejoice, let earth be glad</text:span><text:span text:style-name="T4"><text:line-break/></text:span><text:span text:style-name="T4">And praise surround the thr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>
        <office:forms form:automatic-focus="false" form:apply-design-mode="false"/>
        <draw:frame draw:style-name="gr3" draw:text-style-name="P5" draw:layer="layout" svg:width="24.384cm" svg:height="7.011cm" svg:x="1.756cm" svg:y="0.609cm">
          <draw:text-box>
            <text:p text:style-name="P1"><text:span text:style-name="T3">2. </text:span><text:span text:style-name="T4">Today He rose and left the dead,</text:span><text:span text:style-name="T4"><text:line-break/></text:span><text:span text:style-name="T4">And Satan’s empire fell;</text:span><text:span text:style-name="T4"><text:line-break/></text:span><text:span text:style-name="T4">Today the saints His triumphs spread</text:span><text:span text:style-name="T4"><text:line-break/></text:span><text:span text:style-name="T4">And all His wonders tell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>
        <office:forms form:automatic-focus="false" form:apply-design-mode="false"/>
        <draw:frame draw:style-name="gr3" draw:text-style-name="P4" draw:layer="layout" svg:width="24.384cm" svg:height="7.011cm" svg:x="1.734cm" svg:y="0.589cm">
          <draw:text-box>
            <text:p text:style-name="P1"><text:span text:style-name="T3">3. </text:span><text:span text:style-name="T4">Hosanna to the_anointed King,</text:span><text:span text:style-name="T4"><text:line-break/></text:span><text:span text:style-name="T4">To David’s holy Son!</text:span><text:span text:style-name="T4"><text:line-break/></text:span><text:span text:style-name="T4">Help us, O Lord; descend and bring</text:span><text:span text:style-name="T4"><text:line-break/></text:span><text:span text:style-name="T4">Salvation from Your thron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>
        <office:forms form:automatic-focus="false" form:apply-design-mode="false"/>
        <draw:frame draw:style-name="gr3" draw:text-style-name="P6" draw:layer="layout" svg:width="24.384cm" svg:height="7.011cm" svg:x="1.822cm" svg:y="0.555cm">
          <draw:text-box>
            <text:p text:style-name="P1"><text:span text:style-name="T3">4. </text:span><text:span text:style-name="T4">Blessèd is He who comes to us</text:span><text:span text:style-name="T4"><text:line-break/></text:span><text:span text:style-name="T4">With messages of grace;</text:span><text:span text:style-name="T4"><text:line-break/></text:span><text:span text:style-name="T4">He, in the Lord’s name, comes to us</text:span><text:span text:style-name="T4"><text:line-break/></text:span><text:span text:style-name="T4">To save our fallen ra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>
        <office:forms form:automatic-focus="false" form:apply-design-mode="false"/>
        <draw:frame draw:style-name="gr4" draw:text-style-name="P9" draw:layer="layout" svg:width="24.892cm" svg:height="10.771cm" svg:x="1.524cm" svg:y="0.508cm">
          <draw:text-box>
            <text:p text:style-name="P1"><text:span text:style-name="T3">5. </text:span><text:span text:style-name="T4">Hosanna in the highest strains</text:span><text:span text:style-name="T4"><text:line-break/></text:span><text:span text:style-name="T4">The Church on earth can raise.</text:span><text:span text:style-name="T4"><text:line-break/></text:span><text:span text:style-name="T4">The highest heav’ns, in which He reigns,</text:span><text:span text:style-name="T4"><text:line-break/></text:span><text:span text:style-name="T4">Shall give Him nobler praise.</text:span></text:p>
            <text:p text:style-name="P8"><text:span text:style-name="T5"><text:line-break/></text:span><text:span text:style-name="T5"/></text:p>
            <text:p text:style-name="P8"><text:span text:style-name="T5"/></text:p>
            <text:p text:style-name="P8"><text:span text:style-name="T5"><text:s text:c="12"/></text:span><text:span text:style-name="T5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21:08:07.721000000</meta:creation-date>
    <dc:title>bluwht blank</dc:title>
    <meta:editing-duration>PT7M53S</meta:editing-duration>
    <meta:editing-cycles>8</meta:editing-cycles>
    <meta:generator>LibreOffice/6.1.3.2$Windows_X86_64 LibreOffice_project/86daf60bf00efa86ad547e59e09d6bb77c699acb</meta:generator>
    <dc:date>2019-01-20T14:34:11.382000000</dc:date>
    <meta:document-statistic meta:object-count="122"/>
  </office:meta>
</office:document-meta>
</file>